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03ffc" officeooo:paragraph-rsid="00103ffc" style:font-size-asian="12.25pt" style:font-size-complex="14pt"/>
    </style:style>
    <style:style style:name="P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103ffc" officeooo:paragraph-rsid="00103ffc" style:font-size-asian="12.25pt" style:font-size-complex="14pt"/>
    </style:style>
    <style:style style:name="P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103ffc" officeooo:paragraph-rsid="00103ffc" style:font-size-asian="12.25pt" style:font-size-complex="14pt"/>
    </style:style>
    <style:style style:name="P4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03ffc" officeooo:paragraph-rsid="00103ffc" style:font-size-asian="12.25pt" style:font-size-complex="14pt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использованных источников</text:p>
      <text:p text:style-name="P1"/>
      <text:list xml:id="list2349483414170289847" text:style-name="L1">
        <text:list-item>
          <text:p text:style-name="P4">Google C++ Style Guide [Электронный ресурс]. — Режим доступа: https://google.github.io/styleguide/cppguide.html, свободный (дата обращения: 28.04.2017).</text:p>
        </text:list-item>
        <text:list-item>
          <text:p text:style-name="P3">C++ Programming Style Guidelines [Электронный ресурс]. — Режим доступа: http://geosoft.no/development/cppstyle.html, свободный (дата обращения: 28.04.2017).</text:p>
        </text:list-item>
      </text:list>
      <text:p text:style-name="P2">Source Code Investigation Stefanos Authorship</text:p>
      <text:p text:style-name="P2">Process.</text:p>
      <text:p text:style-name="P2">Gritzalis</text:p>
      <text:p text:style-name="P2">Analysis</text:p>
      <text:p text:style-name="P2">Georgia</text:p>
      <text:p text:style-name="P2">For</text:p>
      <text:p text:style-name="P2">Supporting</text:p>
      <text:p text:style-name="P2">Frantzeskou,</text:p>
      <text:p text:style-name="P2">[Электронный</text:p>
      <text:p text:style-name="P2">ресурс].</text:p>
      <text:p text:style-name="P2">The Cybercrime</text:p>
      <text:p text:style-name="P2">Efstathios Stamatatos,</text:p>
      <text:p text:style-name="P2">—</text:p>
      <text:p text:style-name="P2">Режим доступа:</text:p>
      <text:p text:style-name="P2">http://www.icsd.aegean.gr/lecturers/stamatatos/papers/ICETE2005.pdf, свобод-</text:p>
      <text:p text:style-name="P2">ный (дата обращения: 17.02.2017).</text:p>
      <text:p text:style-name="P2">4 Identifying</text:p>
      <text:p text:style-name="P2">Author</text:p>
      <text:p text:style-name="P2">Authorship</text:p>
      <text:p text:style-name="P2">Profile</text:p>
      <text:p text:style-name="P2">Stamatatos,</text:p>
      <text:p text:style-name="P2"><text:soft-page-break/>жим</text:p>
      <text:p text:style-name="P2">by</text:p>
      <text:p text:style-name="P2">(SCAP)</text:p>
      <text:p text:style-name="P2">Stefanos</text:p>
      <text:p text:style-name="P2">Byte-Level</text:p>
      <text:p text:style-name="P2">Method.</text:p>
      <text:p text:style-name="P2">Gritzalis</text:p>
      <text:p text:style-name="P2">доступа:</text:p>
      <text:p text:style-name="P2">N-Grams:</text:p>
      <text:p text:style-name="P2">Georgia</text:p>
      <text:p text:style-name="P2">The</text:p>
      <text:p text:style-name="P2">Source</text:p>
      <text:p text:style-name="P2">Frantzeskou,</text:p>
      <text:p text:style-name="P2">[Электронный</text:p>
      <text:p text:style-name="P2">Code</text:p>
      <text:p text:style-name="P2">Efstathios</text:p>
      <text:p text:style-name="P2">ресурс].</text:p>
      <text:p text:style-name="P2">—</text:p>
      <text:p text:style-name="P2">Ре-</text:p>
      <text:p text:style-name="P2">https://www.semanticscholar.org/paper/Identifying-</text:p>
      <text:p text:style-name="P2">Authorship-by-Byte-Level-N-Grams-The-Frantzeskou-</text:p>
      <text:p text:style-name="P2">Stamatatos/3b2531ea2685b9fb9abf071d119974ac3405874d,</text:p>
      <text:p text:style-name="P2">свободный (дата</text:p>
      <text:p text:style-name="P2">Source Code</text:p>
      <text:p text:style-name="P2">обращения: 15.02.2017).</text:p>
      <text:p text:style-name="P2">5 Using</text:p>
      <text:p text:style-name="P2">Classification</text:p>
      <text:p text:style-name="P2">Authorship.</text:p>
      <text:p text:style-name="P2">University</text:p>
      <text:p text:style-name="P2">Brian</text:p>
      <text:p text:style-name="P2"><text:soft-page-break/>of</text:p>
      <text:p text:style-name="P2">Techniques</text:p>
      <text:p text:style-name="P2">N.</text:p>
      <text:p text:style-name="P2">Wisconsin</text:p>
      <text:p text:style-name="P2">Pellin</text:p>
      <text:p text:style-name="P2">to</text:p>
      <text:p text:style-name="P2">Determine</text:p>
      <text:p text:style-name="P2">Computer</text:p>
      <text:p text:style-name="P2">[Электронный</text:p>
      <text:p text:style-name="P2">ресурс].</text:p>
      <text:p text:style-name="P2">Sciences</text:p>
      <text:p text:style-name="P2">—</text:p>
      <text:p text:style-name="P2">Department</text:p>
      <text:p text:style-name="P2">Режим</text:p>
      <text:p text:style-name="P2">доступа:</text:p>
      <text:p text:style-name="P2">https://pdfs.semanticscholar.org/f9aa/790191a50bed02a877e1696c7bb71ea9f33a.pdf,</text:p>
      <text:p text:style-name="P2">свободный (дата обращения: 25.02.2017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20:39:36.345936606</dc:date>
    <meta:editing-duration>PT2M37S</meta:editing-duration>
    <meta:editing-cycles>1</meta:editing-cycles>
    <meta:document-statistic meta:table-count="0" meta:image-count="0" meta:object-count="0" meta:page-count="3" meta:paragraph-count="71" meta:word-count="115" meta:character-count="1263" meta:non-whitespace-character-count="1216"/>
    <meta:generator>LibreOffice/5.2.2.2$Linux_X86_64 LibreOffice_project/20m0$Build-2</meta:generator>
  </office:meta>
</office:document-meta>
</file>